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h text:style-name="Heading_20_1" text:outline-level="1"><text:bookmark-start text:name="dinge-und-sachen"/>Dinge und Sachen<text:bookmark-end text:name="dinge-und-sachen"/></text:h>
      <text:list text:style-name="L1">
        <text:list-item>
          <text:p text:style-name="P1">Dinge</text:p>
        </text:list-item>
        <text:list-item>
          <text:p text:style-name="P1">und</text:p>
        </text:list-item>
        <text:list-item>
          <text:p text:style-name="P1">Sachen</text:p>
        </text:list-item>
      </text:list>
      <text:p text:style-name="First_20_paragraph">Hier noch ein etwas Text. Hier noch ein etwas Text. Hier noch ein etwas Text. Hier noch ein etwas Text. Hier noch ein etwas Text. Hier noch ein etwas Text. Hier noch ein etwas Text. Hier noch ein etwas Text. Hier noch ein etwas Text. Hier noch ein etwas Text. Hier noch ein etwas Text. Hier noch ein etwas Text. Hier noch ein etwas Text. Hier noch ein etwas Text. Hier noch ein etwas Text.</text:p>
      <text:p text:style-name="Text_20_body">Hier noch ein etwas Text. Hier noch ein etwas Text. Hier noch ein etwas Text. Hier noch ein etwas Text. Hier noch ein etwas Text. Hier noch ein etwas Text. Hier noch ein etwas Text. Hier noch ein etwas Text. Hier noch ein etwas Text. Hier noch ein etwas Text. Hier noch ein etwas Text. Hier noch ein etwas Text.</text:p>
      <text:p text:style-name="Text_20_body">Hier noch ein etwas Text. Hier noch ein etwas Text. Hier noch ein etwas Text. Hier noch ein etwas Text. Hier noch ein etwas Text. Hier noch ein etwas Text. Hier noch ein etwas Text. Hier noch ein etwas Text. Hier noch ein etwas Text. Hier noch ein etwas Text. Hier noch ein etwas Text. Hier noch ein etwas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0.1</meta:generator>
    <dc:title/>
    <dc:description/>
    <dc:subject/>
    <meta:keyword/>
    <meta:initial-creator/>
    <dc:creator/>
    <meta:creation-date>2022-01-22T23:24:10Z</meta:creation-date>
    <dc:date>2022-01-22T23:24:10Z</dc:date>
  </office:meta>
</office:document-meta>
</file>